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http://www.tablesgenerator.com/latex_table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hantom2</text:p>
          </table:table-cell>
          <table:table-cell office:value-type="string" calcext:value-type="string">
            <text:p># sliceNo dist warp_x <text:s/>warp_y <text:s/>warpMagnitude <text:s/>DC_CT <text:s/>DC_CT_opti <text:s/>DC_MR <text:s/>DC_MR_opti <text:s/>DC_MR_CT-COM <text:s/>DC_MR_opti_CT-COM <text:s/>warpDC <text:s/>warpDC_opti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09.2" calcext:value-type="float">
            <text:p>-109.2</text:p>
          </table:table-cell>
          <table:table-cell office:value-type="float" office:value="-0.1032" calcext:value-type="float">
            <text:p>-0.1032</text:p>
          </table:table-cell>
          <table:table-cell office:value-type="float" office:value="-1.1191" calcext:value-type="float">
            <text:p>-1.1191</text:p>
          </table:table-cell>
          <table:table-cell office:value-type="float" office:value="1.1239" calcext:value-type="float">
            <text:p>1.1239</text:p>
          </table:table-cell>
          <table:table-cell table:number-columns-repeated="2" office:value-type="float" office:value="0.9942" calcext:value-type="float">
            <text:p>0.9942</text:p>
          </table:table-cell>
          <table:table-cell office:value-type="float" office:value="0.7926" calcext:value-type="float">
            <text:p>0.7926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5894" calcext:value-type="float">
            <text:p>0.5894</text:p>
          </table:table-cell>
          <table:table-cell office:value-type="float" office:value="0.5908" calcext:value-type="float">
            <text:p>0.5908</text:p>
          </table:table-cell>
          <table:table-cell office:value-type="float" office:value="0.233" calcext:value-type="float">
            <text:p>0.233</text:p>
          </table:table-cell>
          <table:table-cell office:value-type="float" office:value="0.2008" calcext:value-type="float">
            <text:p>0.20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08.6" calcext:value-type="float">
            <text:p>-108.6</text:p>
          </table:table-cell>
          <table:table-cell office:value-type="float" office:value="-0.1192" calcext:value-type="float">
            <text:p>-0.1192</text:p>
          </table:table-cell>
          <table:table-cell office:value-type="float" office:value="-1.1175" calcext:value-type="float">
            <text:p>-1.1175</text:p>
          </table:table-cell>
          <table:table-cell office:value-type="float" office:value="1.1238" calcext:value-type="float">
            <text:p>1.1238</text:p>
          </table:table-cell>
          <table:table-cell table:number-columns-repeated="2" office:value-type="float" office:value="0.9932" calcext:value-type="float">
            <text:p>0.9932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1889" calcext:value-type="float">
            <text:p>0.188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08" calcext:value-type="float">
            <text:p>-108</text:p>
          </table:table-cell>
          <table:table-cell office:value-type="float" office:value="-0.1265" calcext:value-type="float">
            <text:p>-0.1265</text:p>
          </table:table-cell>
          <table:table-cell office:value-type="float" office:value="-1.1149" calcext:value-type="float">
            <text:p>-1.1149</text:p>
          </table:table-cell>
          <table:table-cell office:value-type="float" office:value="1.122" calcext:value-type="float">
            <text:p>1.122</text:p>
          </table:table-cell>
          <table:table-cell table:number-columns-repeated="2" office:value-type="float" office:value="0.9922" calcext:value-type="float">
            <text:p>0.9922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6049" calcext:value-type="float">
            <text:p>0.6049</text:p>
          </table:table-cell>
          <table:table-cell office:value-type="float" office:value="0.21" calcext:value-type="float">
            <text:p>0.21</text:p>
          </table:table-cell>
          <table:table-cell office:value-type="float" office:value="0.1775" calcext:value-type="float">
            <text:p>0.17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07.4" calcext:value-type="float">
            <text:p>-107.4</text:p>
          </table:table-cell>
          <table:table-cell office:value-type="float" office:value="-0.1445" calcext:value-type="float">
            <text:p>-0.1445</text:p>
          </table:table-cell>
          <table:table-cell office:value-type="float" office:value="-1.1023" calcext:value-type="float">
            <text:p>-1.1023</text:p>
          </table:table-cell>
          <table:table-cell office:value-type="float" office:value="1.1117" calcext:value-type="float">
            <text:p>1.1117</text:p>
          </table:table-cell>
          <table:table-cell table:number-columns-repeated="2" office:value-type="float" office:value="0.9942" calcext:value-type="float">
            <text:p>0.9942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8498" calcext:value-type="float">
            <text:p>0.8498</text:p>
          </table:table-cell>
          <table:table-cell office:value-type="float" office:value="0.608" calcext:value-type="float">
            <text:p>0.608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1669" calcext:value-type="float">
            <text:p>0.1669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-7.8" calcext:value-type="float">
            <text:p>-7.8</text:p>
          </table:table-cell>
          <table:table-cell office:value-type="float" office:value="0.0014" calcext:value-type="float">
            <text:p>0.0014</text:p>
          </table:table-cell>
          <table:table-cell office:value-type="float" office:value="-0.7022" calcext:value-type="float">
            <text:p>-0.7022</text:p>
          </table:table-cell>
          <table:table-cell office:value-type="float" office:value="0.7022" calcext:value-type="float">
            <text:p>0.7022</text:p>
          </table:table-cell>
          <table:table-cell table:number-columns-repeated="2" office:value-type="float" office:value="0.9899" calcext:value-type="float">
            <text:p>0.9899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9483" calcext:value-type="float">
            <text:p>0.9483</text:p>
          </table:table-cell>
          <table:table-cell office:value-type="float" office:value="0.7551" calcext:value-type="float">
            <text:p>0.7551</text:p>
          </table:table-cell>
          <table:table-cell office:value-type="float" office:value="0.7556" calcext:value-type="float">
            <text:p>0.7556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363" calcext:value-type="float">
            <text:p>0.0363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-7.2" calcext:value-type="float">
            <text:p>-7.2</text:p>
          </table:table-cell>
          <table:table-cell office:value-type="float" office:value="0" calcext:value-type="float">
            <text:p>0</text:p>
          </table:table-cell>
          <table:table-cell office:value-type="float" office:value="-0.6986" calcext:value-type="float">
            <text:p>-0.6986</text:p>
          </table:table-cell>
          <table:table-cell office:value-type="float" office:value="0.6986" calcext:value-type="float">
            <text:p>0.6986</text:p>
          </table:table-cell>
          <table:table-cell table:number-columns-repeated="2" office:value-type="float" office:value="0.9887" calcext:value-type="float">
            <text:p>0.9887</text:p>
          </table:table-cell>
          <table:table-cell office:value-type="float" office:value="0.9494" calcext:value-type="float">
            <text:p>0.9494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7546" calcext:value-type="float">
            <text:p>0.7546</text:p>
          </table:table-cell>
          <table:table-cell office:value-type="float" office:value="0.7551" calcext:value-type="float">
            <text:p>0.7551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364" calcext:value-type="float">
            <text:p>0.0364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-6.6" calcext:value-type="float">
            <text:p>-6.6</text:p>
          </table:table-cell>
          <table:table-cell office:value-type="float" office:value="0.0011" calcext:value-type="float">
            <text:p>0.0011</text:p>
          </table:table-cell>
          <table:table-cell office:value-type="float" office:value="-0.6894" calcext:value-type="float">
            <text:p>-0.6894</text:p>
          </table:table-cell>
          <table:table-cell office:value-type="float" office:value="0.6894" calcext:value-type="float">
            <text:p>0.6894</text:p>
          </table:table-cell>
          <table:table-cell table:number-columns-repeated="2" office:value-type="float" office:value="0.9883" calcext:value-type="float">
            <text:p>0.9883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7543" calcext:value-type="float">
            <text:p>0.7543</text:p>
          </table:table-cell>
          <table:table-cell office:value-type="float" office:value="0.7548" calcext:value-type="float">
            <text:p>0.7548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-6" calcext:value-type="float">
            <text:p>-6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6827" calcext:value-type="float">
            <text:p>-0.6827</text:p>
          </table:table-cell>
          <table:table-cell office:value-type="float" office:value="0.6828" calcext:value-type="float">
            <text:p>0.6828</text:p>
          </table:table-cell>
          <table:table-cell table:number-columns-repeated="2" office:value-type="float" office:value="0.9847" calcext:value-type="float">
            <text:p>0.9847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7541" calcext:value-type="float">
            <text:p>0.7541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-5.4" calcext:value-type="float">
            <text:p>-5.4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9475" calcext:value-type="float">
            <text:p>0.9475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-4.8" calcext:value-type="float">
            <text:p>-4.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9475" calcext:value-type="float">
            <text:p>0.9475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4" office:value-type="string" calcext:value-type="string">
            <text:p>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2"/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4" office:value-type="string" calcext:value-type="string">
            <text:p>: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518" calcext:value-type="float">
            <text:p>0.9518</text:p>
          </table:table-cell>
          <table:table-cell office:value-type="float" office:value="0.9543" calcext:value-type="float">
            <text:p>0.9543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6.6" calcext:value-type="float">
            <text:p>6.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9539" calcext:value-type="float">
            <text:p>0.9539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7.2" calcext:value-type="float">
            <text:p>7.2</text:p>
          </table:table-cell>
          <table:table-cell office:value-type="float" office:value="0.0368" calcext:value-type="float">
            <text:p>0.0368</text:p>
          </table:table-cell>
          <table:table-cell office:value-type="float" office:value="-0.7094" calcext:value-type="float">
            <text:p>-0.7094</text:p>
          </table:table-cell>
          <table:table-cell office:value-type="float" office:value="0.7104" calcext:value-type="float">
            <text:p>0.7104</text:p>
          </table:table-cell>
          <table:table-cell table:number-columns-repeated="2" office:value-type="float" office:value="0.9834" calcext:value-type="float">
            <text:p>0.9834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7.8" calcext:value-type="float">
            <text:p>7.8</text:p>
          </table:table-cell>
          <table:table-cell office:value-type="float" office:value="0.0353" calcext:value-type="float">
            <text:p>0.0353</text:p>
          </table:table-cell>
          <table:table-cell office:value-type="float" office:value="-0.7052" calcext:value-type="float">
            <text:p>-0.7052</text:p>
          </table:table-cell>
          <table:table-cell office:value-type="float" office:value="0.706" calcext:value-type="float">
            <text:p>0.706</text:p>
          </table:table-cell>
          <table:table-cell table:number-columns-repeated="2" office:value-type="float" office:value="0.9852" calcext:value-type="float">
            <text:p>0.9852</text:p>
          </table:table-cell>
          <table:table-cell office:value-type="float" office:value="0.9546" calcext:value-type="float">
            <text:p>0.9546</text:p>
          </table:table-cell>
          <table:table-cell office:value-type="float" office:value="0.954" calcext:value-type="float">
            <text:p>0.954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7637" calcext:value-type="float">
            <text:p>0.7637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8.4" calcext:value-type="float">
            <text:p>8.4</text:p>
          </table:table-cell>
          <table:table-cell office:value-type="float" office:value="0.033" calcext:value-type="float">
            <text:p>0.033</text:p>
          </table:table-cell>
          <table:table-cell office:value-type="float" office:value="-0.7035" calcext:value-type="float">
            <text:p>-0.7035</text:p>
          </table:table-cell>
          <table:table-cell office:value-type="float" office:value="0.7043" calcext:value-type="float">
            <text:p>0.7043</text:p>
          </table:table-cell>
          <table:table-cell table:number-columns-repeated="2" office:value-type="float" office:value="0.988" calcext:value-type="float">
            <text:p>0.988</text:p>
          </table:table-cell>
          <table:table-cell office:value-type="float" office:value="0.9546" calcext:value-type="float">
            <text:p>0.9546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0.0345" calcext:value-type="float">
            <text:p>0.0345</text:p>
          </table:table-cell>
          <table:table-cell office:value-type="float" office:value="-0.6961" calcext:value-type="float">
            <text:p>-0.6961</text:p>
          </table:table-cell>
          <table:table-cell office:value-type="float" office:value="0.697" calcext:value-type="float">
            <text:p>0.697</text:p>
          </table:table-cell>
          <table:table-cell table:number-columns-repeated="2" office:value-type="float" office:value="0.9878" calcext:value-type="float">
            <text:p>0.9878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9557" calcext:value-type="float">
            <text:p>0.9557</text:p>
          </table:table-cell>
          <table:table-cell office:value-type="float" office:value="0.765" calcext:value-type="float">
            <text:p>0.765</text:p>
          </table:table-cell>
          <table:table-cell office:value-type="float" office:value="0.7666" calcext:value-type="float">
            <text:p>0.7666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72.6" calcext:value-type="float">
            <text:p>72.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64" calcext:value-type="float">
            <text:p>0.986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73.2" calcext:value-type="float">
            <text:p>73.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77" calcext:value-type="float">
            <text:p>0.987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73.8" calcext:value-type="float">
            <text:p>73.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97" calcext:value-type="float">
            <text:p>0.989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74.4" calcext:value-type="float">
            <text:p>74.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91" calcext:value-type="float">
            <text:p>0.989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91" calcext:value-type="float">
            <text:p>0.99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75.6" calcext:value-type="float">
            <text:p>75.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73" calcext:value-type="float">
            <text:p>0.987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108" calcext:value-type="float">
            <text:p>108</text:p>
          </table:table-cell>
          <table:table-cell office:value-type="float" office:value="0.0965" calcext:value-type="float">
            <text:p>0.0965</text:p>
          </table:table-cell>
          <table:table-cell office:value-type="float" office:value="-0.2085" calcext:value-type="float">
            <text:p>-0.2085</text:p>
          </table:table-cell>
          <table:table-cell office:value-type="float" office:value="0.2297" calcext:value-type="float">
            <text:p>0.2297</text:p>
          </table:table-cell>
          <table:table-cell table:number-columns-repeated="2" office:value-type="float" office:value="0.9906" calcext:value-type="float">
            <text:p>0.9906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9063" calcext:value-type="float">
            <text:p>0.9063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108.6" calcext:value-type="float">
            <text:p>108.6</text:p>
          </table:table-cell>
          <table:table-cell office:value-type="float" office:value="0.1027" calcext:value-type="float">
            <text:p>0.1027</text:p>
          </table:table-cell>
          <table:table-cell office:value-type="float" office:value="-0.2099" calcext:value-type="float">
            <text:p>-0.2099</text:p>
          </table:table-cell>
          <table:table-cell office:value-type="float" office:value="0.2337" calcext:value-type="float">
            <text:p>0.2337</text:p>
          </table:table-cell>
          <table:table-cell table:number-columns-repeated="2" office:value-type="float" office:value="0.9895" calcext:value-type="float">
            <text:p>0.9895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944" calcext:value-type="float">
            <text:p>0.944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109.2" calcext:value-type="float">
            <text:p>109.2</text:p>
          </table:table-cell>
          <table:table-cell office:value-type="float" office:value="0.1025" calcext:value-type="float">
            <text:p>0.1025</text:p>
          </table:table-cell>
          <table:table-cell office:value-type="float" office:value="-0.2102" calcext:value-type="float">
            <text:p>-0.2102</text:p>
          </table:table-cell>
          <table:table-cell office:value-type="float" office:value="0.2338" calcext:value-type="float">
            <text:p>0.2338</text:p>
          </table:table-cell>
          <table:table-cell table:number-columns-repeated="2" office:value-type="float" office:value="0.9918" calcext:value-type="float">
            <text:p>0.9918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 table:number-rows-repeated="8">
          <table:table-cell table:number-columns-repeated="14"/>
        </table:table-row>
        <table:table-row table:style-name="ro1">
          <table:table-cell office:value-type="string" calcext:value-type="string">
            <text:p>phatnom3</text:p>
          </table:table-cell>
          <table:table-cell office:value-type="string" calcext:value-type="string">
            <text:p>sliceNo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50" calcext:value-type="float">
            <text:p>-150</text:p>
          </table:table-cell>
          <table:table-cell office:value-type="float" office:value="0.6658" calcext:value-type="float">
            <text:p>0.6658</text:p>
          </table:table-cell>
          <table:table-cell office:value-type="float" office:value="1.0251" calcext:value-type="float">
            <text:p>1.0251</text:p>
          </table:table-cell>
          <table:table-cell office:value-type="float" office:value="1.2224" calcext:value-type="float">
            <text:p>1.2224</text:p>
          </table:table-cell>
          <table:table-cell table:number-columns-repeated="2" office:value-type="float" office:value="0.9927" calcext:value-type="float">
            <text:p>0.9927</text:p>
          </table:table-cell>
          <table:table-cell table:number-columns-repeated="4" office:value-type="float" office:value="0.0943" calcext:value-type="float">
            <text:p>0.0943</text:p>
          </table:table-cell>
          <table:table-cell table:number-columns-repeated="2" office:value-type="float" office:value="1.107" calcext:value-type="float">
            <text:p>1.1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49.4" calcext:value-type="float">
            <text:p>-149.4</text:p>
          </table:table-cell>
          <table:table-cell office:value-type="float" office:value="0.6584" calcext:value-type="float">
            <text:p>0.6584</text:p>
          </table:table-cell>
          <table:table-cell office:value-type="float" office:value="1.0122" calcext:value-type="float">
            <text:p>1.0122</text:p>
          </table:table-cell>
          <table:table-cell office:value-type="float" office:value="1.2074" calcext:value-type="float">
            <text:p>1.2074</text:p>
          </table:table-cell>
          <table:table-cell table:number-columns-repeated="2" office:value-type="float" office:value="0.9929" calcext:value-type="float">
            <text:p>0.9929</text:p>
          </table:table-cell>
          <table:table-cell table:number-columns-repeated="4" office:value-type="float" office:value="0.0985" calcext:value-type="float">
            <text:p>0.0985</text:p>
          </table:table-cell>
          <table:table-cell table:number-columns-repeated="2" office:value-type="float" office:value="1.0885" calcext:value-type="float">
            <text:p>1.088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48.8" calcext:value-type="float">
            <text:p>-148.8</text:p>
          </table:table-cell>
          <table:table-cell office:value-type="float" office:value="0.6559" calcext:value-type="float">
            <text:p>0.6559</text:p>
          </table:table-cell>
          <table:table-cell office:value-type="float" office:value="1.0026" calcext:value-type="float">
            <text:p>1.0026</text:p>
          </table:table-cell>
          <table:table-cell office:value-type="float" office:value="1.1981" calcext:value-type="float">
            <text:p>1.1981</text:p>
          </table:table-cell>
          <table:table-cell table:number-columns-repeated="2" office:value-type="float" office:value="0.9939" calcext:value-type="float">
            <text:p>0.9939</text:p>
          </table:table-cell>
          <table:table-cell table:number-columns-repeated="4" office:value-type="float" office:value="0.1067" calcext:value-type="float">
            <text:p>0.1067</text:p>
          </table:table-cell>
          <table:table-cell table:number-columns-repeated="2" office:value-type="float" office:value="1.0703" calcext:value-type="float">
            <text:p>1.070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48.2" calcext:value-type="float">
            <text:p>-148.2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9866" calcext:value-type="float">
            <text:p>0.9866</text:p>
          </table:table-cell>
          <table:table-cell office:value-type="float" office:value="1.1762" calcext:value-type="float">
            <text:p>1.1762</text:p>
          </table:table-cell>
          <table:table-cell table:number-columns-repeated="2" office:value-type="float" office:value="0.9825" calcext:value-type="float">
            <text:p>0.9825</text:p>
          </table:table-cell>
          <table:table-cell table:number-columns-repeated="4" office:value-type="float" office:value="0.0985" calcext:value-type="float">
            <text:p>0.0985</text:p>
          </table:table-cell>
          <table:table-cell table:number-columns-repeated="2" office:value-type="float" office:value="1.0603" calcext:value-type="float">
            <text:p>1.0603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-7.2" calcext:value-type="float">
            <text:p>-7.2</text:p>
          </table:table-cell>
          <table:table-cell office:value-type="float" office:value="-0.2213" calcext:value-type="float">
            <text:p>-0.2213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2623" calcext:value-type="float">
            <text:p>0.2623</text:p>
          </table:table-cell>
          <table:table-cell table:number-columns-repeated="2" office:value-type="float" office:value="0.9892" calcext:value-type="float">
            <text:p>0.9892</text:p>
          </table:table-cell>
          <table:table-cell table:number-columns-repeated="2" office:value-type="float" office:value="0.8755" calcext:value-type="float">
            <text:p>0.8755</text:p>
          </table:table-cell>
          <table:table-cell table:number-columns-repeated="2" office:value-type="float" office:value="0.8709" calcext:value-type="float">
            <text:p>0.8709</text:p>
          </table:table-cell>
          <table:table-cell table:number-columns-repeated="2" office:value-type="float" office:value="0.0326" calcext:value-type="float">
            <text:p>0.0326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-6.6" calcext:value-type="float">
            <text:p>-6.6</text:p>
          </table:table-cell>
          <table:table-cell office:value-type="float" office:value="-0.2507" calcext:value-type="float">
            <text:p>-0.2507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287" calcext:value-type="float">
            <text:p>0.287</text:p>
          </table:table-cell>
          <table:table-cell table:number-columns-repeated="2" office:value-type="float" office:value="0.9887" calcext:value-type="float">
            <text:p>0.9887</text:p>
          </table:table-cell>
          <table:table-cell table:number-columns-repeated="2" office:value-type="float" office:value="0.8785" calcext:value-type="float">
            <text:p>0.8785</text:p>
          </table:table-cell>
          <table:table-cell table:number-columns-repeated="2" office:value-type="float" office:value="0.8686" calcext:value-type="float">
            <text:p>0.8686</text:p>
          </table:table-cell>
          <table:table-cell table:number-columns-repeated="2" office:value-type="float" office:value="0.0349" calcext:value-type="float">
            <text:p>0.0349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-6" calcext:value-type="float">
            <text:p>-6</text:p>
          </table:table-cell>
          <table:table-cell office:value-type="float" office:value="-0.2712" calcext:value-type="float">
            <text:p>-0.2712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3059" calcext:value-type="float">
            <text:p>0.3059</text:p>
          </table:table-cell>
          <table:table-cell table:number-columns-repeated="2" office:value-type="float" office:value="0.9879" calcext:value-type="float">
            <text:p>0.9879</text:p>
          </table:table-cell>
          <table:table-cell table:number-columns-repeated="2" office:value-type="float" office:value="0.8797" calcext:value-type="float">
            <text:p>0.8797</text:p>
          </table:table-cell>
          <table:table-cell table:number-columns-repeated="2" office:value-type="float" office:value="0.8667" calcext:value-type="float">
            <text:p>0.8667</text:p>
          </table:table-cell>
          <table:table-cell table:number-columns-repeated="2" office:value-type="float" office:value="0.0368" calcext:value-type="float">
            <text:p>0.0368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-5.4" calcext:value-type="float">
            <text:p>-5.4</text:p>
          </table:table-cell>
          <table:table-cell office:value-type="float" office:value="-0.2879" calcext:value-type="float">
            <text:p>-0.2879</text:p>
          </table:table-cell>
          <table:table-cell office:value-type="float" office:value="0.155" calcext:value-type="float">
            <text:p>0.155</text:p>
          </table:table-cell>
          <table:table-cell office:value-type="float" office:value="0.327" calcext:value-type="float">
            <text:p>0.327</text:p>
          </table:table-cell>
          <table:table-cell table:number-columns-repeated="2" office:value-type="float" office:value="0.9852" calcext:value-type="float">
            <text:p>0.9852</text:p>
          </table:table-cell>
          <table:table-cell table:number-columns-repeated="2" office:value-type="float" office:value="0.8788" calcext:value-type="float">
            <text:p>0.8788</text:p>
          </table:table-cell>
          <table:table-cell table:number-columns-repeated="2" office:value-type="float" office:value="0.8627" calcext:value-type="float">
            <text:p>0.8627</text:p>
          </table:table-cell>
          <table:table-cell table:number-columns-repeated="2" office:value-type="float" office:value="0.0396" calcext:value-type="float">
            <text:p>0.0396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-4.8" calcext:value-type="float">
            <text:p>-4.8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.8765" calcext:value-type="float">
            <text:p>0.8765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-4.2" calcext:value-type="float">
            <text:p>-4.2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.8766" calcext:value-type="float">
            <text:p>0.8766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6.6" calcext:value-type="float">
            <text:p>6.6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.8769" calcext:value-type="float">
            <text:p>0.8769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7.2" calcext:value-type="float">
            <text:p>7.2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.8753" calcext:value-type="float">
            <text:p>0.8753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7.8" calcext:value-type="float">
            <text:p>7.8</text:p>
          </table:table-cell>
          <table:table-cell office:value-type="float" office:value="-0.3442" calcext:value-type="float">
            <text:p>-0.3442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3828" calcext:value-type="float">
            <text:p>0.3828</text:p>
          </table:table-cell>
          <table:table-cell table:number-columns-repeated="2" office:value-type="float" office:value="0.9879" calcext:value-type="float">
            <text:p>0.9879</text:p>
          </table:table-cell>
          <table:table-cell table:number-columns-repeated="2" office:value-type="float" office:value="0.8781" calcext:value-type="float">
            <text:p>0.8781</text:p>
          </table:table-cell>
          <table:table-cell table:number-columns-repeated="2" office:value-type="float" office:value="0.8552" calcext:value-type="float">
            <text:p>0.8552</text:p>
          </table:table-cell>
          <table:table-cell table:number-columns-repeated="2" office:value-type="float" office:value="0.0467" calcext:value-type="float">
            <text:p>0.0467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8.4" calcext:value-type="float">
            <text:p>8.4</text:p>
          </table:table-cell>
          <table:table-cell office:value-type="float" office:value="-0.3088" calcext:value-type="float">
            <text:p>-0.3088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3481" calcext:value-type="float">
            <text:p>0.3481</text:p>
          </table:table-cell>
          <table:table-cell table:number-columns-repeated="2" office:value-type="float" office:value="0.9872" calcext:value-type="float">
            <text:p>0.9872</text:p>
          </table:table-cell>
          <table:table-cell table:number-columns-repeated="2" office:value-type="float" office:value="0.8817" calcext:value-type="float">
            <text:p>0.8817</text:p>
          </table:table-cell>
          <table:table-cell table:number-columns-repeated="2" office:value-type="float" office:value="0.8614" calcext:value-type="float">
            <text:p>0.8614</text:p>
          </table:table-cell>
          <table:table-cell table:number-columns-repeated="2" office:value-type="float" office:value="0.0412" calcext:value-type="float">
            <text:p>0.0412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9" calcext:value-type="float">
            <text:p>9</text:p>
          </table:table-cell>
          <table:table-cell office:value-type="float" office:value="-0.2768" calcext:value-type="float">
            <text:p>-0.2768</text:p>
          </table:table-cell>
          <table:table-cell office:value-type="float" office:value="0.1577" calcext:value-type="float">
            <text:p>0.1577</text:p>
          </table:table-cell>
          <table:table-cell office:value-type="float" office:value="0.3186" calcext:value-type="float">
            <text:p>0.3186</text:p>
          </table:table-cell>
          <table:table-cell table:number-columns-repeated="2" office:value-type="float" office:value="0.9863" calcext:value-type="float">
            <text:p>0.9863</text:p>
          </table:table-cell>
          <table:table-cell table:number-columns-repeated="2" office:value-type="float" office:value="0.8847" calcext:value-type="float">
            <text:p>0.8847</text:p>
          </table:table-cell>
          <table:table-cell table:number-columns-repeated="2" office:value-type="float" office:value="0.8684" calcext:value-type="float">
            <text:p>0.8684</text:p>
          </table:table-cell>
          <table:table-cell table:number-columns-repeated="2" office:value-type="float" office:value="0.0367" calcext:value-type="float">
            <text:p>0.0367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9.6" calcext:value-type="float">
            <text:p>9.6</text:p>
          </table:table-cell>
          <table:table-cell office:value-type="float" office:value="-0.2414" calcext:value-type="float">
            <text:p>-0.2414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2866" calcext:value-type="float">
            <text:p>0.2866</text:p>
          </table:table-cell>
          <table:table-cell table:number-columns-repeated="2" office:value-type="float" office:value="0.9858" calcext:value-type="float">
            <text:p>0.9858</text:p>
          </table:table-cell>
          <table:table-cell table:number-columns-repeated="2" office:value-type="float" office:value="0.8847" calcext:value-type="float">
            <text:p>0.8847</text:p>
          </table:table-cell>
          <table:table-cell table:number-columns-repeated="2" office:value-type="float" office:value="0.8778" calcext:value-type="float">
            <text:p>0.8778</text:p>
          </table:table-cell>
          <table:table-cell table:number-columns-repeated="2" office:value-type="float" office:value="0.033" calcext:value-type="float">
            <text:p>0.033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148.8" calcext:value-type="float">
            <text:p>148.8</text:p>
          </table:table-cell>
          <table:table-cell office:value-type="float" office:value="3.0784" calcext:value-type="float">
            <text:p>3.0784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3.0784" calcext:value-type="float">
            <text:p>3.0784</text:p>
          </table:table-cell>
          <table:table-cell table:number-columns-repeated="2" office:value-type="float" office:value="0.9828" calcext:value-type="float">
            <text:p>0.9828</text:p>
          </table:table-cell>
          <table:table-cell table:number-columns-repeated="2" office:value-type="float" office:value="0.8993" calcext:value-type="float">
            <text:p>0.8993</text:p>
          </table:table-cell>
          <table:table-cell table:number-columns-repeated="2" office:value-type="float" office:value="0.1343" calcext:value-type="float">
            <text:p>0.1343</text:p>
          </table:table-cell>
          <table:table-cell table:number-columns-repeated="2" office:value-type="float" office:value="0.3101" calcext:value-type="float">
            <text:p>0.3101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149.4" calcext:value-type="float">
            <text:p>149.4</text:p>
          </table:table-cell>
          <table:table-cell office:value-type="float" office:value="3.1299" calcext:value-type="float">
            <text:p>3.1299</text:p>
          </table:table-cell>
          <table:table-cell office:value-type="float" office:value="-0.0445" calcext:value-type="float">
            <text:p>-0.0445</text:p>
          </table:table-cell>
          <table:table-cell office:value-type="float" office:value="3.1302" calcext:value-type="float">
            <text:p>3.1302</text:p>
          </table:table-cell>
          <table:table-cell table:number-columns-repeated="2" office:value-type="float" office:value="0.9824" calcext:value-type="float">
            <text:p>0.9824</text:p>
          </table:table-cell>
          <table:table-cell table:number-columns-repeated="2" office:value-type="float" office:value="0.8816" calcext:value-type="float">
            <text:p>0.8816</text:p>
          </table:table-cell>
          <table:table-cell table:number-columns-repeated="2" office:value-type="float" office:value="0.1096" calcext:value-type="float">
            <text:p>0.1096</text:p>
          </table:table-cell>
          <table:table-cell table:number-columns-repeated="2" office:value-type="float" office:value="0.3707" calcext:value-type="float">
            <text:p>0.370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3.1865" calcext:value-type="float">
            <text:p>3.1865</text:p>
          </table:table-cell>
          <table:table-cell office:value-type="float" office:value="-0.0692" calcext:value-type="float">
            <text:p>-0.0692</text:p>
          </table:table-cell>
          <table:table-cell office:value-type="float" office:value="3.1873" calcext:value-type="float">
            <text:p>3.1873</text:p>
          </table:table-cell>
          <table:table-cell table:number-columns-repeated="2" office:value-type="float" office:value="0.9883" calcext:value-type="float">
            <text:p>0.9883</text:p>
          </table:table-cell>
          <table:table-cell table:number-columns-repeated="2" office:value-type="float" office:value="0.8557" calcext:value-type="float">
            <text:p>0.8557</text:p>
          </table:table-cell>
          <table:table-cell table:number-columns-repeated="2" office:value-type="float" office:value="0.0711" calcext:value-type="float">
            <text:p>0.0711</text:p>
          </table:table-cell>
          <table:table-cell table:number-columns-repeated="2" office:value-type="float" office:value="0.4601" calcext:value-type="float">
            <text:p>0.46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de" number:country="AT">öS</number:currency-symbol>
      <number:text> </number:text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de" number:country="AT">öS</number:currency-symbol>
      <number:text> </number:text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16"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de" number:country="AT">öS</number:currency-symbol>
      <number:text> </number:text>
      <number:number number:decimal-places="0" loext:min-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de" number:country="AT">öS</number:currency-symbol>
      <number:text> </number:text>
      <number:number number:decimal-places="0" loext:min-decimal-places="0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de" number:country="AT">öS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0">
      <style:text-properties fo:color="#ff0000"/>
      <number:text>-</number:text>
      <number:currency-symbol number:language="de" number:country="AT">öS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14:50:00.99911021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lacher</meta:initial-creator>
    <meta:creation-date>2017-07-06T16:42:35.016556643</meta:creation-date>
    <dc:date>2017-07-25T16:47:32.181213812</dc:date>
    <meta:editing-duration>PT2H31M50S</meta:editing-duration>
    <meta:editing-cycles>7</meta:editing-cycles>
    <meta:generator>LibreOffice/5.1.6.2$Linux_X86_64 LibreOffice_project/10m0$Build-2</meta:generator>
    <meta:document-statistic meta:table-count="1" meta:cell-count="616" meta:object-count="0"/>
  </office:meta>
</office:document-meta>
</file>